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Обычный">
      <style:paragraph-properties fo:line-height="100%" fo:text-align="center" style:justify-single-word="false"/>
      <style:text-properties fo:font-weight="bold" style:font-weight-asian="bold" style:font-size-complex="12pt"/>
    </style:style>
    <style:style style:name="P2" style:family="paragraph" style:parent-style-name="Название_20_объекта">
      <style:paragraph-properties fo:line-height="100%"/>
      <style:text-properties fo:text-transform="uppercase" fo:color="#000000" style:language-asian="ru" style:country-asian="RU" style:font-size-complex="12pt" style:font-weight-complex="bold"/>
    </style:style>
    <style:style style:name="P3" style:family="paragraph" style:parent-style-name="Основной_20_текст">
      <style:paragraph-properties fo:line-height="100%" fo:text-align="center" style:justify-single-word="false"/>
      <style:text-properties fo:font-size="12pt" fo:font-style="normal" style:font-size-asian="12pt" style:font-style-asian="normal" style:font-size-complex="12pt"/>
    </style:style>
    <style:style style:name="P4" style:family="paragraph" style:parent-style-name="Основной_20_текст">
      <style:paragraph-properties fo:line-height="100%" fo:text-align="center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5" style:family="paragraph" style:parent-style-name="Основной_20_текст">
      <style:paragraph-properties fo:line-height="100%" fo:text-align="center" style:justify-single-word="false"/>
      <style:text-properties fo:font-size="14pt" fo:font-style="normal" style:font-size-asian="14pt" style:font-style-asian="normal" style:font-size-complex="14pt"/>
    </style:style>
    <style:style style:name="P6" style:family="paragraph" style:parent-style-name="Основной_20_текст">
      <style:paragraph-properties fo:line-height="100%" fo:text-align="center" style:justify-single-word="false"/>
      <style:text-properties fo:font-size="16pt" fo:letter-spacing="0.106cm" fo:font-style="normal" fo:font-weight="bold" style:font-size-asian="16pt" style:font-style-asian="normal" style:font-weight-asian="bold" style:font-size-complex="16pt"/>
    </style:style>
    <style:style style:name="P7" style:family="paragraph" style:parent-style-name="Основной_20_текст">
      <style:paragraph-properties fo:line-height="100%" fo:text-align="center" style:justify-single-word="false"/>
      <style:text-properties fo:font-size="8pt" fo:font-style="normal" style:font-size-asian="8pt" style:font-style-asian="normal" style:font-size-complex="8pt"/>
    </style:style>
    <style:style style:name="P8" style:family="paragraph" style:parent-style-name="Основной_20_текст">
      <style:paragraph-properties fo:line-height="100%" fo:text-align="center" style:justify-single-word="false"/>
    </style:style>
    <style:style style:name="P9" style:family="paragraph" style:parent-style-name="Основной_20_текст">
      <style:paragraph-properties fo:margin-top="0.423cm" fo:margin-bottom="0cm" loext:contextual-spacing="false" fo:line-height="100%">
        <style:tab-stops>
          <style:tab-stop style:position="4.752cm"/>
          <style:tab-stop style:position="17.002cm" style:type="right"/>
        </style:tab-stops>
      </style:paragraph-properties>
    </style:style>
    <style:style style:name="P10" style:family="paragraph" style:parent-style-name="Основной_20_текст">
      <style:paragraph-properties fo:margin-top="0.423cm" fo:margin-bottom="0cm" loext:contextual-spacing="false" fo:line-height="100%" fo:text-align="justify" style:justify-single-word="false">
        <style:tab-stops>
          <style:tab-stop style:position="17.002cm" style:type="right"/>
        </style:tab-stops>
      </style:paragraph-properties>
    </style:style>
    <style:style style:name="P11" style:family="paragraph" style:parent-style-name="Основной_20_текст">
      <style:paragraph-properties fo:margin-top="0.423cm" fo:margin-bottom="0cm" loext:contextual-spacing="false" fo:line-height="100%"/>
      <style:text-properties fo:font-size="12pt" fo:font-style="normal" fo:font-weight="bold" style:font-size-asian="12pt" style:font-style-asian="normal" style:font-weight-asian="bold" style:font-size-complex="12pt"/>
    </style:style>
    <style:style style:name="P12" style:family="paragraph" style:parent-style-name="Основной_20_текст">
      <style:paragraph-properties fo:margin-top="7.001cm" fo:margin-bottom="0cm" loext:contextual-spacing="false" fo:line-height="100%" fo:text-align="center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13" style:family="paragraph" style:parent-style-name="Обычный">
      <style:paragraph-properties fo:margin-left="0cm" fo:margin-right="0cm" fo:text-indent="1cm" style:auto-text-indent="false"/>
      <style:text-properties fo:background-color="#ffff00"/>
    </style:style>
    <style:style style:name="P14" style:family="paragraph" style:parent-style-name="Основной_20_текст">
      <style:paragraph-properties fo:margin-top="0.423cm" fo:margin-bottom="0cm" loext:contextual-spacing="false" fo:line-height="100%">
        <style:tab-stops>
          <style:tab-stop style:position="17.002cm" style:type="right"/>
        </style:tab-stops>
      </style:paragraph-properties>
      <style:text-properties officeooo:paragraph-rsid="001827a0"/>
    </style:style>
    <style:style style:name="P15" style:family="paragraph" style:parent-style-name="Основной_20_текст">
      <style:paragraph-properties fo:margin-top="0.423cm" fo:margin-bottom="0cm" loext:contextual-spacing="false" fo:line-height="100%" fo:text-align="justify" style:justify-single-word="false">
        <style:tab-stops>
          <style:tab-stop style:position="17.002cm" style:type="right"/>
        </style:tab-stops>
      </style:paragraph-properties>
      <style:text-properties officeooo:paragraph-rsid="001827a0"/>
    </style:style>
    <style:style style:name="P16" style:family="paragraph" style:parent-style-name="Основной_20_текст">
      <style:paragraph-properties fo:margin-top="0.423cm" fo:margin-bottom="0cm" loext:contextual-spacing="false" fo:line-height="100%"/>
      <style:text-properties fo:font-size="12pt" fo:font-style="normal" fo:font-weight="bold" fo:background-color="transparent" style:font-size-asian="12pt" style:font-style-asian="normal" style:font-weight-asian="bold" style:font-size-complex="12pt"/>
    </style:style>
    <style:style style:name="P17" style:family="paragraph" style:parent-style-name="Heading_20_3">
      <style:paragraph-properties fo:text-align="justify" style:justify-single-word="false"/>
    </style:style>
    <style:style style:name="P18" style:family="paragraph" style:parent-style-name="Heading_20_3">
      <style:paragraph-properties fo:text-align="justify" style:justify-single-word="false"/>
      <style:text-properties officeooo:paragraph-rsid="0019c392"/>
    </style:style>
    <style:style style:name="P19" style:family="paragraph" style:parent-style-name="Heading_20_3">
      <style:paragraph-properties fo:text-align="justify" style:justify-single-word="false" fo:break-before="page"/>
    </style:style>
    <style:style style:name="P20" style:family="paragraph" style:parent-style-name="Обычный" style:list-style-name="L2">
      <style:paragraph-properties fo:text-align="justify" style:justify-single-word="false"/>
      <style:text-properties officeooo:rsid="001827a0" officeooo:paragraph-rsid="001827a0" fo:background-color="transparent"/>
    </style:style>
    <style:style style:name="P21" style:family="paragraph" style:parent-style-name="Обычный">
      <style:paragraph-properties fo:text-align="justify" style:justify-single-word="false"/>
      <style:text-properties fo:background-color="transparent"/>
    </style:style>
    <style:style style:name="P22" style:family="paragraph" style:parent-style-name="Обычный" style:list-style-name="L7">
      <style:paragraph-properties fo:text-align="justify" style:justify-single-word="false"/>
      <style:text-properties officeooo:paragraph-rsid="001aa8f9"/>
    </style:style>
    <style:style style:name="P23" style:family="paragraph" style:parent-style-name="Обычный" style:list-style-name="L7">
      <style:paragraph-properties fo:text-align="justify" style:justify-single-word="false"/>
      <style:text-properties officeooo:paragraph-rsid="001e7e44"/>
    </style:style>
    <style:style style:name="P24" style:family="paragraph" style:parent-style-name="Обычный">
      <style:paragraph-properties fo:text-align="justify" style:justify-single-word="false"/>
      <style:text-properties officeooo:paragraph-rsid="001aa8f9"/>
    </style:style>
    <style:style style:name="P25" style:family="paragraph" style:parent-style-name="Обычный" style:list-style-name="L11">
      <style:paragraph-properties fo:text-align="justify" style:justify-single-word="false"/>
      <style:text-properties officeooo:paragraph-rsid="001aa8f9"/>
    </style:style>
    <style:style style:name="P26" style:family="paragraph" style:parent-style-name="Обычный">
      <style:paragraph-properties fo:text-align="justify" style:justify-single-word="false"/>
      <style:text-properties officeooo:paragraph-rsid="001ac1ee"/>
    </style:style>
    <style:style style:name="P27" style:family="paragraph" style:parent-style-name="Обычный" style:list-style-name="L12">
      <style:paragraph-properties fo:text-align="justify" style:justify-single-word="false"/>
      <style:text-properties officeooo:paragraph-rsid="001aa8f9"/>
    </style:style>
    <style:style style:name="P28" style:family="paragraph" style:parent-style-name="Обычный" style:list-style-name="L13">
      <style:paragraph-properties fo:text-align="justify" style:justify-single-word="false"/>
      <style:text-properties officeooo:paragraph-rsid="001aa8f9"/>
    </style:style>
    <style:style style:name="P29" style:family="paragraph" style:parent-style-name="Обычный">
      <style:paragraph-properties fo:text-align="justify" style:justify-single-word="false"/>
      <style:text-properties officeooo:rsid="001ac1ee" officeooo:paragraph-rsid="001ac1ee"/>
    </style:style>
    <style:style style:name="P30" style:family="paragraph" style:parent-style-name="Обычный" style:list-style-name="L1">
      <style:paragraph-properties fo:margin-left="2.251cm" fo:margin-right="0cm" fo:text-align="justify" style:justify-single-word="false" fo:text-indent="-0.499cm" style:auto-text-indent="false">
        <style:tab-stops/>
      </style:paragraph-properties>
      <style:text-properties officeooo:rsid="0019c392" officeooo:paragraph-rsid="0019c392" fo:background-color="transparent"/>
    </style:style>
    <style:style style:name="P31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fo:background-color="transparent"/>
    </style:style>
    <style:style style:name="P32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rsid="001c97f4" officeooo:paragraph-rsid="001c97f4" fo:background-color="transparent"/>
    </style:style>
    <style:style style:name="P33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rsid="001ec4a8" officeooo:paragraph-rsid="001ec4a8" fo:background-color="transparent"/>
    </style:style>
    <style:style style:name="P34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rsid="001ec4a8" officeooo:paragraph-rsid="001ec4a8" fo:background-color="#ffff00"/>
    </style:style>
    <style:style style:name="P35" style:family="paragraph" style:parent-style-name="Обычный">
      <style:paragraph-properties fo:margin-left="0cm" fo:margin-right="0cm" fo:text-align="justify" style:justify-single-word="false" fo:text-indent="1cm" style:auto-text-indent="false"/>
    </style:style>
    <style:style style:name="P36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paragraph-rsid="001aa8f9"/>
    </style:style>
    <style:style style:name="P37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paragraph-rsid="001ac1ee"/>
    </style:style>
    <style:style style:name="P38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paragraph-rsid="0019c392"/>
    </style:style>
    <style:style style:name="P39" style:family="paragraph" style:parent-style-name="Обычный">
      <style:paragraph-properties fo:margin-left="0cm" fo:margin-right="0cm" fo:text-align="justify" style:justify-single-word="false" fo:text-indent="0cm" style:auto-text-indent="false"/>
      <style:text-properties officeooo:paragraph-rsid="001ac1ee"/>
    </style:style>
    <style:style style:name="P40" style:family="paragraph" style:parent-style-name="Обычный">
      <style:paragraph-properties fo:margin-left="1.251cm" fo:margin-right="0cm" fo:text-align="justify" style:justify-single-word="false" fo:text-indent="0cm" style:auto-text-indent="false"/>
      <style:text-properties officeooo:paragraph-rsid="001aa8f9"/>
    </style:style>
    <style:style style:name="P41" style:family="paragraph" style:parent-style-name="Название_20_объекта" style:master-page-name="MP0">
      <style:paragraph-properties fo:line-height="100%" style:page-number="auto" fo:break-before="page"/>
      <style:text-properties fo:text-transform="uppercase" fo:color="#000000" fo:font-size="10pt" style:font-size-asian="10pt" style:language-asian="ru" style:country-asian="RU" style:font-weight-complex="bold"/>
    </style:style>
    <style:style style:name="T1" style:family="text">
      <style:text-properties fo:font-size="12pt" fo:font-style="normal" style:font-size-asian="12pt" style:font-style-asian="normal" style:font-size-complex="12pt"/>
    </style:style>
    <style:style style:name="T2" style:family="text">
      <style:text-properties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/>
    </style:style>
    <style:style style:name="T3" style:family="text">
      <style:text-properties fo:font-size="12pt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normal" style:font-size-complex="12pt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5" style:family="text">
      <style:text-properties fo:font-size="12pt" fo:font-style="normal" fo:font-weight="bold" fo:background-color="transparent" loext:char-shading-value="0" style:font-size-asian="12pt" style:font-style-asian="normal" style:font-weight-asian="bold" style:font-size-complex="12pt"/>
    </style:style>
    <style:style style:name="T6" style:family="text">
      <style:text-properties fo:font-size="12pt" fo:font-style="normal" style:text-underline-style="none" officeooo:rsid="001827a0" style:text-underline-mode="continuous" style:text-overline-mode="continuous" style:text-line-through-mode="continuous" fo:background-color="transparent" loext:char-shading-value="0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officeooo:rsid="001ac1ee" style:text-underline-mode="continuous" style:text-overline-mode="continuous" style:text-line-through-mode="continuous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827a0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1" style:family="text">
      <style:text-properties fo:font-size="12pt" fo:language="en" fo:country="US" style:text-underline-style="solid" style:text-underline-width="auto" style:text-underline-color="font-color" officeooo:rsid="001827a0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2" style:family="text">
      <style:text-properties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3" style:family="text">
      <style:text-properties fo:font-size="12pt" fo:language="en" fo:country="US" fo:font-style="normal" fo:font-weight="bold" officeooo:rsid="001827a0" fo:background-color="transparent" loext:char-shading-value="0" style:font-size-asian="12pt" style:font-style-asian="normal" style:font-weight-asian="bold" style:font-size-complex="12pt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aa8f9" fo:background-color="transparent" loext:char-shading-value="0"/>
    </style:style>
    <style:style style:name="T17" style:family="text">
      <style:text-properties officeooo:rsid="001ac1ee" fo:background-color="transparent" loext:char-shading-value="0"/>
    </style:style>
    <style:style style:name="T18" style:family="text">
      <style:text-properties fo:font-style="italic" officeooo:rsid="001aa8f9" fo:background-color="transparent" loext:char-shading-value="0" style:font-style-asian="italic" style:font-style-complex="italic"/>
    </style:style>
    <style:style style:name="T19" style:family="text">
      <style:text-properties fo:font-style="italic" officeooo:rsid="001ac1ee" fo:background-color="transparent" loext:char-shading-value="0" style:font-style-asian="italic" style:font-style-complex="italic"/>
    </style:style>
    <style:style style:name="T20" style:family="text">
      <style:text-properties fo:font-style="normal" officeooo:rsid="0019c392" style:font-style-asian="normal" style:font-style-complex="normal" fo:background-color="#ffffff"/>
    </style:style>
    <style:style style:name="T21" style:family="text">
      <style:text-properties fo:font-style="normal" style:font-style-asian="normal" style:font-style-complex="normal" fo:background-color="#ffffff"/>
    </style:style>
    <style:style style:name="T22" style:family="text">
      <style:text-properties fo:font-style="normal" officeooo:rsid="000c00b9" style:font-style-asian="normal" style:font-style-complex="normal" fo:background-color="#ffffff"/>
    </style:style>
    <style:style style:name="T23" style:family="text">
      <style:text-properties fo:font-style="normal" fo:background-color="transparent" loext:char-shading-value="0" style:font-style-asian="normal" style:font-style-complex="normal"/>
    </style:style>
    <style:style style:name="T24" style:family="text">
      <style:text-properties fo:font-style="normal" fo:background-color="transparent" loext:char-shading-value="0" style:font-style-asian="normal" style:font-style-complex="normal"/>
    </style:style>
    <style:style style:name="T25" style:family="text">
      <style:text-properties fo:font-style="normal" officeooo:rsid="0019c392" fo:background-color="transparent" loext:char-shading-value="0" style:font-style-asian="normal" style:font-style-complex="normal"/>
    </style:style>
    <style:style style:name="T26" style:family="text">
      <style:text-properties fo:font-style="normal" officeooo:rsid="0019c392" fo:background-color="transparent" loext:char-shading-value="0" style:font-style-asian="normal" style:font-style-complex="normal"/>
    </style:style>
    <style:style style:name="T27" style:family="text">
      <style:text-properties fo:font-style="normal" officeooo:rsid="000c00b9" fo:background-color="transparent" loext:char-shading-value="0" style:font-style-asian="normal" style:font-style-complex="normal"/>
    </style:style>
    <style:style style:name="T28" style:family="text">
      <style:text-properties fo:font-style="normal" officeooo:rsid="000c00b9" fo:background-color="transparent" loext:char-shading-value="0" style:font-style-asian="normal" style:font-style-complex="normal"/>
    </style:style>
    <style:style style:name="T29" style:family="text">
      <style:text-properties fo:font-style="normal" officeooo:rsid="001aa8f9" fo:background-color="transparent" loext:char-shading-value="0" style:font-style-asian="normal" style:font-style-complex="normal"/>
    </style:style>
    <style:style style:name="T30" style:family="text">
      <style:text-properties fo:font-style="normal" officeooo:rsid="001ac1ee" fo:background-color="transparent" loext:char-shading-value="0" style:font-style-asian="normal" style:font-style-complex="normal"/>
    </style:style>
    <style:style style:name="T31" style:family="text">
      <style:text-properties fo:font-style="normal" style:text-underline-style="none" officeooo:rsid="001ac1ee" fo:background-color="transparent" loext:char-shading-value="0" style:font-style-asian="normal" style:font-style-complex="normal"/>
    </style:style>
    <style:style style:name="T32" style:family="text">
      <style:text-properties officeooo:rsid="001f47f9"/>
    </style:style>
    <text:list-style style:name="L1">
      <text:list-level-style-number text:level="1" text:style-name="WW_5f_CharLFO3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8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8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8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8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8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8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8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8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7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7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7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7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7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7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7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7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7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федеральное государственное автономное <text:line-break/>образовательное учреждение высшего образования</text:p>
      <text:p text:style-name="P1">САНКТ-ПЕТЕРБУРГСКИЙ НАЦИОНАЛЬНЫЙ ИССЛЕДОВАТЕЛЬСКИЙ УНИВЕРСИТЕТ ИНФОРМАЦИОННЫХ ТЕХНОЛОГИЙ, <text:line-break/>МЕХАНИКИ И ОПТИКИ</text:p>
      <text:p text:style-name="P2"/>
      <text:p/>
      <text:p><text:span text:style-name="Основной_20_шрифт_20_абзаца"><text:span text:style-name="T1">Факультет<text:tab/></text:span></text:span><text:span text:style-name="Основной_20_шрифт_20_абзаца"><text:span text:style-name="T8">Информационных технологий и программирования</text:span></text:span><text:span text:style-name="Основной_20_шрифт_20_абзаца"><text:span text:style-name="T2"><text:tab/></text:span></text:span></text:p>
      <text:p><text:span text:style-name="Основной_20_шрифт_20_абзаца"><text:span text:style-name="T1">Кафедра<text:tab/></text:span></text:span><text:span text:style-name="Основной_20_шрифт_20_абзаца"><text:span text:style-name="T8">Компьютерных технологий</text:span></text:span><text:span text:style-name="Основной_20_шрифт_20_абзаца"><text:span text:style-name="T2"><text:tab/></text:span></text:span></text:p>
      <text:p><text:span text:style-name="Основной_20_шрифт_20_абзаца"><text:span text:style-name="T1">Направление подготовки<text:tab/></text:span></text:span><text:span text:style-name="Основной_20_шрифт_20_абзаца"><text:span text:style-name="T8">01.04.02</text:span></text:span><text:span text:style-name="Основной_20_шрифт_20_абзаца"><text:span text:style-name="T2"> </text:span></text:span><text:span text:style-name="Основной_20_шрифт_20_абзаца"><text:span text:style-name="T8">Прикладная математика и информатика</text:span></text:span><text:span text:style-name="Основной_20_шрифт_20_абзаца"><text:span text:style-name="T2"><text:tab/></text:span></text:span></text:p>
      <text:p/>
      <text:p/>
      <text:p/>
      <text:p>ПОЯСНИТЕЛЬНАЯ ЗАПИСКА</text:p>
      <text:p/>
      <text:p>к курсовому проекту (работе)</text:p>
      <text:p/>
      <text:p><text:span text:style-name="Основной_20_шрифт_20_абзаца"><text:span text:style-name="T4">Тема задания:</text:span></text:span><text:span text:style-name="Основной_20_шрифт_20_абзаца"><text:span text:style-name="T5"> </text:span></text:span><text:span text:style-name="Основной_20_шрифт_20_абзаца"><text:span text:style-name="T9">Разработка компилятора для императивного языка на платформе x86</text:span></text:span><text:span text:style-name="Основной_20_шрифт_20_абзаца"><text:span text:style-name="T10"><text:tab/></text:span></text:span></text:p>
      <text:p/>
      <text:p><text:span text:style-name="Основной_20_шрифт_20_абзаца"><text:span text:style-name="T5">Студент </text:span></text:span><text:span text:style-name="Основной_20_шрифт_20_абзаца"><text:span text:style-name="T9">Хованский</text:span></text:span><text:span text:style-name="Основной_20_шрифт_20_абзаца"><text:span text:style-name="T10"> </text:span></text:span><text:span text:style-name="Основной_20_шрифт_20_абзаца"><text:span text:style-name="T9">В</text:span></text:span><text:span text:style-name="Основной_20_шрифт_20_абзаца"><text:span text:style-name="T10">.</text:span></text:span><text:span text:style-name="Основной_20_шрифт_20_абзаца"><text:span text:style-name="T9">С</text:span></text:span><text:span text:style-name="Основной_20_шрифт_20_абзаца"><text:span text:style-name="T10">.</text:span></text:span><text:span text:style-name="Основной_20_шрифт_20_абзаца"><text:span text:style-name="T3"><text:tab/></text:span></text:span><text:span text:style-name="Основной_20_шрифт_20_абзаца"><text:span text:style-name="T5"> Группа </text:span></text:span><text:span text:style-name="Основной_20_шрифт_20_абзаца"><text:span text:style-name="T12">M</text:span></text:span><text:span text:style-name="Основной_20_шрифт_20_абзаца"><text:span text:style-name="T10">4</text:span></text:span><text:span text:style-name="Основной_20_шрифт_20_абзаца"><text:span text:style-name="T11">136с</text:span></text:span></text:p>
      <text:p><text:span text:style-name="Основной_20_шрифт_20_абзаца"><text:span text:style-name="T4">Руководите</text:span></text:span><text:span text:style-name="Основной_20_шрифт_20_абзаца"><text:span text:style-name="T5">ль </text:span></text:span><text:span text:style-name="Основной_20_шрифт_20_абзаца"><text:span text:style-name="T9">Корнеев Г.А., канд. техн. наук, доцент каф. КТ</text:span></text:span><text:span text:style-name="Основной_20_шрифт_20_абзаца"><text:span text:style-name="T8"><text:tab/></text:span></text:span></text:p>
      <text:p/>
      <text:p>Санкт-Петербург</text:p>
      <text:p><text:span text:style-name="Основной_20_шрифт_20_абзаца"><text:span text:style-name="T4">20</text:span></text:span><text:span text:style-name="Основной_20_шрифт_20_абзаца"><text:span text:style-name="T5">1</text:span></text:span><text:span text:style-name="Основной_20_шрифт_20_абзаца"><text:span text:style-name="T13">7</text:span></text:span></text:p>
      <text:h text:style-name="P19" text:outline-level="3">Введение</text:h>
      <text:p text:style-name="P33"><text:span text:style-name="T32">П</text:span>рограммы, которые преобразуют исходные тексты программ, написанные на языке программирования высокого уровня, в программу на машинном языке, <text:span text:style-name="T32">называются компиляторами</text:span>. Полученный код, называемый исполняемой программой, можно устанавливать и запускать на нужном компьютере без дополнительных преобразований. Интерпретаторы выполняют аналогичную функцию, но делают это построчно всякий раз во время исполнения программы. Байт-код — это промежуточный подход, при котором программа преобразуется в промежуточный двоичный вид, интерпретируемый некой «виртуальной машиной» во время исполнения.</text:p>
      <text:p text:style-name="P33">Забота о создании кода, ориентированного на эффективную параллельную обработку, серьезно усложняет и без того непростую задачу современного программирования. В итоге ответственность за увеличение производительности, на которое потенциально способны будущие процессоры, ложится на компиляторы нового поколения.</text:p>
      <text:p text:style-name="P34"><text:span text:style-name="T15">В рамках работы планируется р</text:span><text:span text:style-name="Основной_20_шрифт_20_абзаца"><text:span text:style-name="T24">азработ</text:span></text:span><text:span text:style-name="Основной_20_шрифт_20_абзаца"><text:span text:style-name="T26">ать</text:span></text:span><text:span text:style-name="Основной_20_шрифт_20_абзаца"><text:span text:style-name="T24"> корректный компилятор </text:span></text:span><text:span text:style-name="Основной_20_шрифт_20_абзаца"><text:span text:style-name="T28">для императивного </text:span></text:span><text:span text:style-name="Основной_20_шрифт_20_абзаца"><text:span text:style-name="T24">языка </text:span></text:span><text:span text:style-name="Основной_20_шрифт_20_абзаца"><text:span text:style-name="T28">на </text:span></text:span><text:span text:style-name="Основной_20_шрифт_20_абзаца"><text:span text:style-name="T26">платформе x86.</text:span></text:span></text:p>
      <text:h text:style-name="P17" text:outline-level="3">Цели и задачи курсовой работы</text:h>
      <text:p text:style-name="P38">Це<text:span text:style-name="T15">лью курсовой работы является</text:span><text:span text:style-name="T24"> </text:span><text:span text:style-name="T26">р</text:span><text:span text:style-name="Основной_20_шрифт_20_абзаца"><text:span text:style-name="T24">азработ</text:span></text:span><text:span text:style-name="Основной_20_шрифт_20_абзаца"><text:span text:style-name="T26">ать</text:span></text:span><text:span text:style-name="Основной_20_шрифт_20_абзаца"><text:span text:style-name="T24"> компилятор </text:span></text:span><text:span text:style-name="Основной_20_шрифт_20_абзаца"><text:span text:style-name="T28">для императивного </text:span></text:span><text:span text:style-name="Основной_20_шрифт_20_абзаца"><text:span text:style-name="T24">языка </text:span></text:span><text:span text:style-name="Основной_20_шрифт_20_абзаца"><text:span text:style-name="T28">на </text:span></text:span><text:span text:style-name="Основной_20_шрифт_20_абзаца"><text:span text:style-name="T26">платформе x86.</text:span></text:span></text:p>
      <text:p text:style-name="P31">Для достижения указанной цели требуется решить следующие задачи:</text:p>
      <text:list xml:id="list5780562043092375990" text:style-name="L1">
        <text:list-item>
          <text:p text:style-name="P30">Создание грамматики языка программирования;</text:p>
        </text:list-item>
        <text:list-item>
          <text:p text:style-name="P30">Создание синтаксического анализатора программ на этом языке;</text:p>
        </text:list-item>
        <text:list-item>
          <text:p text:style-name="P30">Трансляция кода на исходном языке в инструкции виртуальной машины;</text:p>
        </text:list-item>
        <text:list-item>
          <text:p text:style-name="P30">Трансляция команд виртуальной машины в инструкции x86/GAS;</text:p>
        </text:list-item>
      </text:list>
      <text:h text:style-name="P18" text:outline-level="3">Выполнение работы</text:h>
      <text:p text:style-name="P29">При разработке компилятора были выделены три отдельные части: алгоритмы для работы с абстрактным синтаксически деревом, алгоритмы для работы с виртуальной машиной и семейство алгоритмов для трансляции промежуточного кода в инструкции x86/GAS. Компилятор разрабатывался итеративно. На каждой итерации добавлялся новый блок инструкций и расширялась семантика языка. После этого в каждой из частей дорабатывались соответствующим образом алгоритмы и добавлялись новые покрывающие тесты.</text:p>
      <text:p text:style-name="P36"><text:soft-page-break/><text:span text:style-name="Основной_20_шрифт_20_абзаца"><text:span text:style-name="T16">В первоначальном варианте синтаксиса и семантики языка были разработаны следующие части:</text:span></text:span></text:p>
      <text:list xml:id="list748915897975148601" text:style-name="L7">
        <text:list-item>
          <text:p text:style-name="P22"><text:span text:style-name="Основной_20_шрифт_20_абзаца"><text:span text:style-name="T16">Арифметически выражения любой вложенности с выполнением в соответствии с уровнями старшенства:</text:span></text:span></text:p>
          <text:list>
            <text:list-item>
              <text:p text:style-name="P22"><text:span text:style-name="Основной_20_шрифт_20_абзаца"><text:span text:style-name="T18">`*`, `/`, `%`</text:span></text:span></text:p>
            </text:list-item>
            <text:list-item>
              <text:p text:style-name="P22"><text:span text:style-name="Основной_20_шрифт_20_абзаца"><text:span text:style-name="T18">`+`, `-`</text:span></text:span></text:p>
            </text:list-item>
          </text:list>
        </text:list-item>
        <text:list-item>
          <text:p text:style-name="P22"><text:span text:style-name="Основной_20_шрифт_20_абзаца"><text:span text:style-name="T16">Логические выражения любой вложенности с выполнением в соответствии с уровнями старшенства и операторы сравнения и проверки равенства</text:span></text:span></text:p>
          <text:list>
            <text:list-item>
              <text:p text:style-name="P23"><text:span text:style-name="Основной_20_шрифт_20_абзаца"><text:span text:style-name="T18">`==`, `!=`</text:span></text:span></text:p>
            </text:list-item>
            <text:list-item>
              <text:p text:style-name="P23"><text:span text:style-name="Основной_20_шрифт_20_абзаца"><text:span text:style-name="T18">`&gt;`, `&gt;=`, `&lt;`, `&lt;=`</text:span></text:span></text:p>
            </text:list-item>
            <text:list-item>
              <text:p text:style-name="P22"><text:span text:style-name="Основной_20_шрифт_20_абзаца"><text:span text:style-name="T18">`&amp;&amp;`</text:span></text:span></text:p>
            </text:list-item>
            <text:list-item>
              <text:p text:style-name="P22"><text:span text:style-name="Основной_20_шрифт_20_абзаца"><text:span text:style-name="T18">`||`, `!!`</text:span></text:span></text:p>
            </text:list-item>
          </text:list>
        </text:list-item>
        <text:list-item>
          <text:p text:style-name="P22"><text:span text:style-name="Основной_20_шрифт_20_абзаца"><text:span text:style-name="T16">Переменые:</text:span></text:span></text:p>
          <text:list>
            <text:list-item>
              <text:p text:style-name="P22"><text:span text:style-name="Основной_20_шрифт_20_абзаца"><text:span text:style-name="T18">`x := 5 * y`</text:span></text:span></text:p>
            </text:list-item>
            <text:list-item>
              <text:p text:style-name="P22"><text:span text:style-name="Основной_20_шрифт_20_абзаца"><text:span text:style-name="T18">`z := x &lt;= y`</text:span></text:span></text:p>
            </text:list-item>
          </text:list>
        </text:list-item>
        <text:list-item>
          <text:p text:style-name="P22"><text:span text:style-name="Основной_20_шрифт_20_абзаца"><text:span text:style-name="T16">Операции ввода-вывода (ввод и вывод осуществляется в стандартные потоки ввода и вывода: stdin, stdout)</text:span></text:span></text:p>
          <text:list>
            <text:list-item>
              <text:p text:style-name="P22"><text:span text:style-name="Основной_20_шрифт_20_абзаца"><text:span text:style-name="T18">`x := read()`</text:span></text:span></text:p>
            </text:list-item>
            <text:list-item>
              <text:p text:style-name="P22"><text:span text:style-name="Основной_20_шрифт_20_абзаца"><text:span text:style-name="T18">`write(x)`</text:span></text:span></text:p>
            </text:list-item>
          </text:list>
        </text:list-item>
      </text:list>
      <text:p text:style-name="P24"><text:span text:style-name="Основной_20_шрифт_20_абзаца"><text:span text:style-name="T29">Далее язык был расширен таким образом, чтобы поддерживать базовые условия и циклы для того, чтобы можно было написать ряд алгоритмов, исключая те, которые требуют использования не хвостовой рекурсии. Были введены следующие инструкции:</text:span></text:span></text:p>
      <text:list xml:id="list7186514030319738072" text:style-name="L11">
        <text:list-item>
          <text:p text:style-name="P25"><text:span text:style-name="Основной_20_шрифт_20_абзаца"><text:span text:style-name="T16">Условия с альтернативным ветками (как конкретными, так и обобщенными)</text:span></text:span></text:p>
        </text:list-item>
      </text:list>
      <text:p text:style-name="P40"><text:span text:style-name="Основной_20_шрифт_20_абзаца"><text:span text:style-name="T18"><text:s text:c="4"/>if x &gt;= y &amp;&amp; z then</text:span></text:span></text:p>
      <text:p text:style-name="P40"><text:span text:style-name="Основной_20_шрифт_20_абзаца"><text:span text:style-name="T18"><text:s text:c="8"/>write(x)</text:span></text:span></text:p>
      <text:p text:style-name="P40"><text:span text:style-name="Основной_20_шрифт_20_абзаца"><text:span text:style-name="T18"><text:s text:c="4"/>elif z == 0 then</text:span></text:span></text:p>
      <text:p text:style-name="P40"><text:span text:style-name="Основной_20_шрифт_20_абзаца"><text:span text:style-name="T18"><text:s text:c="8"/>write(y)</text:span></text:span></text:p>
      <text:p text:style-name="P40"><text:span text:style-name="Основной_20_шрифт_20_абзаца"><text:span text:style-name="T18"><text:s text:c="4"/>else</text:span></text:span></text:p>
      <text:p text:style-name="P40"><text:span text:style-name="Основной_20_шрифт_20_абзаца"><text:span text:style-name="T18"><text:s text:c="8"/>write(z) fi <text:s text:c="2"/></text:span></text:span></text:p>
      <text:list xml:id="list15013712635523" text:continue-numbering="true" text:style-name="L11">
        <text:list-item>
          <text:p text:style-name="P25"><text:span text:style-name="Основной_20_шрифт_20_абзаца"><text:span text:style-name="T16">Циклы while</text:span></text:span></text:p>
        </text:list-item>
      </text:list>
      <text:p text:style-name="P40"><text:span text:style-name="Основной_20_шрифт_20_абзаца"><text:span text:style-name="T18"><text:s text:c="4"/>while k &gt; 0</text:span></text:span></text:p>
      <text:p text:style-name="P40"><text:span text:style-name="Основной_20_шрифт_20_абзаца"><text:span text:style-name="T18"><text:s text:c="4"/>do</text:span></text:span></text:p>
      <text:p text:style-name="P40"><text:span text:style-name="Основной_20_шрифт_20_абзаца"><text:span text:style-name="T18"><text:s text:c="8"/>res := res * n;</text:span></text:span></text:p>
      <text:p text:style-name="P40"><text:soft-page-break/><text:span text:style-name="Основной_20_шрифт_20_абзаца"><text:span text:style-name="T18"><text:s text:c="8"/>k := k - 1</text:span></text:span></text:p>
      <text:p text:style-name="P40"><text:span text:style-name="Основной_20_шрифт_20_абзаца"><text:span text:style-name="T18"><text:s text:c="4"/>od;</text:span></text:span></text:p>
      <text:list xml:id="list15012563581767" text:continue-numbering="true" text:style-name="L11">
        <text:list-item>
          <text:p text:style-name="P25"><text:span text:style-name="Основной_20_шрифт_20_абзаца"><text:span text:style-name="T16">Циклы for с поддержкой составных условий и skip в предусловии</text:span></text:span></text:p>
        </text:list-item>
      </text:list>
      <text:p text:style-name="P40"><text:span text:style-name="Основной_20_шрифт_20_абзаца"><text:span text:style-name="T18"><text:s text:c="4"/>for c := 2, c * c &lt;= p &amp;&amp; f, c := c + 1</text:span></text:span></text:p>
      <text:p text:style-name="P40"><text:span text:style-name="Основной_20_шрифт_20_абзаца"><text:span text:style-name="T18"><text:s text:c="4"/>do</text:span></text:span></text:p>
      <text:p text:style-name="P40"><text:span text:style-name="Основной_20_шрифт_20_абзаца"><text:span text:style-name="T18"><text:s text:c="8"/>f := p % c != 0</text:span></text:span></text:p>
      <text:p text:style-name="P40"><text:span text:style-name="Основной_20_шрифт_20_абзаца"><text:span text:style-name="T18"><text:s text:c="4"/>od;</text:span></text:span></text:p>
      <text:p text:style-name="P40"><text:span text:style-name="Основной_20_шрифт_20_абзаца"><text:span text:style-name="T18"/></text:span></text:p>
      <text:p text:style-name="P40"><text:span text:style-name="Основной_20_шрифт_20_абзаца"><text:span text:style-name="T18"><text:s text:c="4"/>for skip, n &gt;= 1, n := n-1</text:span></text:span></text:p>
      <text:p text:style-name="P40"><text:span text:style-name="Основной_20_шрифт_20_абзаца"><text:span text:style-name="T18"><text:s text:c="4"/>do</text:span></text:span></text:p>
      <text:p text:style-name="P40"><text:span text:style-name="Основной_20_шрифт_20_абзаца"><text:span text:style-name="T18"><text:s text:c="8"/>f := f * n</text:span></text:span></text:p>
      <text:p text:style-name="P40"><text:span text:style-name="Основной_20_шрифт_20_абзаца"><text:span text:style-name="T18"><text:s text:c="4"/>od;</text:span></text:span></text:p>
      <text:p text:style-name="P26"><text:span text:style-name="Основной_20_шрифт_20_абзаца"><text:span text:style-name="T17">Чтобы поддержать все возможные классические алгоритмы в языке было добавлено определение функций. Функция задается как имя и набор именованных аргументов, которые определяют прямой порядок их вычислений.</text:span></text:span></text:p>
      <text:p text:style-name="P36"><text:span text:style-name="Основной_20_шрифт_20_абзаца"><text:span text:style-name="T18"><text:s text:c="4"/>fun A (m, n)</text:span></text:span></text:p>
      <text:p text:style-name="P36"><text:span text:style-name="Основной_20_шрифт_20_абзаца"><text:span text:style-name="T18"><text:s text:c="4"/>begin</text:span></text:span></text:p>
      <text:p text:style-name="P36"><text:span text:style-name="Основной_20_шрифт_20_абзаца"><text:span text:style-name="T18"><text:s text:c="8"/>if m == 0 then return n+1</text:span></text:span></text:p>
      <text:p text:style-name="P36"><text:span text:style-name="Основной_20_шрифт_20_абзаца"><text:span text:style-name="T18"><text:s text:c="8"/>elif m &gt; 0 &amp;&amp; n == 0 then return A (m-1, 1)</text:span></text:span></text:p>
      <text:p text:style-name="P36"><text:span text:style-name="Основной_20_шрифт_20_абзаца"><text:span text:style-name="T18"><text:s text:c="8"/>else return A (m-1, A(m, n-1))</text:span></text:span></text:p>
      <text:p text:style-name="P36"><text:span text:style-name="Основной_20_шрифт_20_абзаца"><text:span text:style-name="T18"><text:s text:c="8"/>fi</text:span></text:span></text:p>
      <text:p text:style-name="P36"><text:span text:style-name="Основной_20_шрифт_20_абзаца"><text:span text:style-name="T18"><text:s text:c="4"/>end</text:span></text:span></text:p>
      <text:p text:style-name="P39"><text:span text:style-name="Основной_20_шрифт_20_абзаца"><text:span text:style-name="T19">Следующим шагов на пути к написанию </text:span></text:span><text:span text:style-name="Основной_20_шрифт_20_абзаца"><text:span text:style-name="T30">компилятора д</text:span></text:span><text:span text:style-name="Основной_20_шрифт_20_абзаца"><text:span text:style-name="T31">ля </text:span></text:span><text:span text:style-name="Основной_20_шрифт_20_абзаца"><text:span text:style-name="T6">императивного языка </text:span></text:span><text:span text:style-name="Основной_20_шрифт_20_абзаца"><text:span text:style-name="T7">стало выделение отдельных типов данных и разработка алгоритма для непротиворечивого выведения типа всех переменных и функций по заданной программе. Среди таких типов были выделены </text:span></text:span></text:p>
      <text:list xml:id="list1396013109169353882" text:style-name="L12">
        <text:list-item>
          <text:p text:style-name="P27"><text:span text:style-name="Основной_20_шрифт_20_абзаца"><text:span text:style-name="T16">Символы</text:span></text:span></text:p>
          <text:list>
            <text:list-item>
              <text:p text:style-name="P27"><text:span text:style-name="Основной_20_шрифт_20_абзаца"><text:span text:style-name="T18">C := 'a'</text:span></text:span></text:p>
            </text:list-item>
          </text:list>
        </text:list-item>
        <text:list-item>
          <text:p text:style-name="P27"><text:span text:style-name="Основной_20_шрифт_20_абзаца"><text:span text:style-name="T16">Строки и набор предопределенных функций для работы с ними:</text:span></text:span></text:p>
          <text:list>
            <text:list-item>
              <text:p text:style-name="P27"><text:span text:style-name="Основной_20_шрифт_20_абзаца"><text:span text:style-name="T18">strlen</text:span></text:span><text:span text:style-name="Основной_20_шрифт_20_абзаца"><text:span text:style-name="T16"> - получение длины строки:</text:span></text:span></text:p>
            </text:list-item>
            <text:list-item>
              <text:p text:style-name="P27"><text:span text:style-name="Основной_20_шрифт_20_абзаца"><text:span text:style-name="T18">strget</text:span></text:span><text:span text:style-name="Основной_20_шрифт_20_абзаца"><text:span text:style-name="T16"> - получение заданного символа строки:</text:span></text:span></text:p>
            </text:list-item>
            <text:list-item>
              <text:p text:style-name="P27"><text:span text:style-name="Основной_20_шрифт_20_абзаца"><text:span text:style-name="T18">strsub</text:span></text:span><text:span text:style-name="Основной_20_шрифт_20_абзаца"><text:span text:style-name="T16"> - получение подстроки, начиная с символа n, длиной в k символов:</text:span></text:span></text:p>
            </text:list-item>
            <text:list-item>
              <text:p text:style-name="P27"><text:span text:style-name="Основной_20_шрифт_20_абзаца"><text:span text:style-name="T18">strdup</text:span></text:span><text:span text:style-name="Основной_20_шрифт_20_абзаца"><text:span text:style-name="T16"> - копирование строки:</text:span></text:span></text:p>
            </text:list-item>
            <text:list-item>
              <text:p text:style-name="P27"><text:soft-page-break/><text:span text:style-name="Основной_20_шрифт_20_абзаца"><text:span text:style-name="T18">strset</text:span></text:span><text:span text:style-name="Основной_20_шрифт_20_абзаца"><text:span text:style-name="T16"> - задание i-го символа строки:</text:span></text:span></text:p>
            </text:list-item>
            <text:list-item>
              <text:p text:style-name="P27"><text:span text:style-name="Основной_20_шрифт_20_абзаца"><text:span text:style-name="T18">strcat</text:span></text:span><text:span text:style-name="Основной_20_шрифт_20_абзаца"><text:span text:style-name="T16"> - конкатенация двух строк:</text:span></text:span></text:p>
            </text:list-item>
            <text:list-item>
              <text:p text:style-name="P27"><text:span text:style-name="Основной_20_шрифт_20_абзаца"><text:span text:style-name="T18">strcmp</text:span></text:span><text:span text:style-name="Основной_20_шрифт_20_абзаца"><text:span text:style-name="T16"> - сравнение двух строк (сравнение осуществляется по кодам символов строк, слева направо):</text:span></text:span></text:p>
            </text:list-item>
            <text:list-item>
              <text:p text:style-name="P27"><text:span text:style-name="Основной_20_шрифт_20_абзаца"><text:span text:style-name="T18">strmake</text:span></text:span><text:span text:style-name="Основной_20_шрифт_20_абзаца"><text:span text:style-name="T16"> - создание строки из n повторящихся символов:</text:span></text:span></text:p>
            </text:list-item>
          </text:list>
        </text:list-item>
        <text:list-item>
          <text:p text:style-name="P27"><text:span text:style-name="Основной_20_шрифт_20_абзаца"><text:span text:style-name="T16">Массивы значений (unboxed-массивы) и набор предопределенных функций для работы с ними.</text:span></text:span></text:p>
        </text:list-item>
        <text:list-item>
          <text:p text:style-name="P27"><text:span text:style-name="Основной_20_шрифт_20_абзаца"><text:span text:style-name="T16">Массивы ссылок (boxed-массивы) и набор предопределенных функций для работы с ними, а также сборщик мусора (GC).</text:span></text:span></text:p>
        </text:list-item>
      </text:list>
      <text:p text:style-name="P37"><text:span text:style-name="Основной_20_шрифт_20_абзаца"><text:span text:style-name="T17">В качестве одного из возможных улучшений были добавлены инструкции для и</text:span></text:span><text:span text:style-name="Основной_20_шрифт_20_абзаца"><text:span text:style-name="T16">зменение потока выполнения. </text:span></text:span><text:span text:style-name="Основной_20_шрифт_20_абзаца"><text:span text:style-name="T17">Среди них оказались:</text:span></text:span></text:p>
      <text:list xml:id="list3410553189633991589" text:style-name="L13">
        <text:list-item>
          <text:p text:style-name="P28"><text:span text:style-name="Основной_20_шрифт_20_абзаца"><text:span text:style-name="T16">Метки</text:span></text:span></text:p>
          <text:p text:style-name="P28"><text:span text:style-name="Основной_20_шрифт_20_абзаца"><text:span text:style-name="T18">`label_name:`</text:span></text:span><text:span text:style-name="Основной_20_шрифт_20_абзаца"><text:span text:style-name="T16"> - создание метки, указывающей на следующую после неё строку</text:span></text:span></text:p>
        </text:list-item>
        <text:list-item>
          <text:p text:style-name="P28"><text:span text:style-name="Основной_20_шрифт_20_абзаца"><text:span text:style-name="T16">Оператор безусловного перехода</text:span></text:span></text:p>
          <text:p text:style-name="P28"><text:span text:style-name="Основной_20_шрифт_20_абзаца"><text:span text:style-name="T18">`goto label_name`</text:span></text:span><text:span text:style-name="Основной_20_шрифт_20_абзаца"><text:span text:style-name="T16"> - переход к определённой точке программы, обозначенной меткой</text:span></text:span></text:p>
        </text:list-item>
        <text:list-item>
          <text:p text:style-name="P28"><text:span text:style-name="Основной_20_шрифт_20_абзаца"><text:span text:style-name="T18">break</text:span></text:span><text:span text:style-name="Основной_20_шрифт_20_абзаца"><text:span text:style-name="T16"> - прерывание цикла</text:span></text:span></text:p>
        </text:list-item>
        <text:list-item>
          <text:p text:style-name="P28"><text:span text:style-name="Основной_20_шрифт_20_абзаца"><text:span text:style-name="T18">continue</text:span></text:span><text:span text:style-name="Основной_20_шрифт_20_абзаца"><text:span text:style-name="T16"> - прерывание текущей итерации цикла и переход к следующей</text:span></text:span></text:p>
        </text:list-item>
      </text:list>
      <text:h text:style-name="P17" text:outline-level="3">Выводы</text:h>
      <text:p text:style-name="P32">В результате работы был разработан корректный компилятор для императивного языка. Полученное семейство алгоритмов обладает хорошим потенциалом для расширения семантики языка и добавления новых возможностей и инструкций для их последующей трансляции.</text:p>
      <text:h text:style-name="P17" text:outline-level="3">Заключение</text:h>
      <text:p text:style-name="P35">В ра<text:span text:style-name="T15">мках курсовой работы были полностью </text:span><text:span text:style-name="Основной_20_шрифт_20_абзаца"><text:span text:style-name="T15">выполнены запланированные работы и </text:span></text:span><text:span text:style-name="T15">полностью</text:span><text:span text:style-name="Основной_20_шрифт_20_абзаца"><text:span text:style-name="T15"> достигнуты запланированные результаты.</text:span></text:span></text:p>
      <text:h text:style-name="P17" text:outline-level="3">Список использованных источников</text:h>
      <text:list xml:id="list5261268560004391769" text:style-name="L2">
        <text:list-item>
          <text:p text:style-name="P20">Робин Хантер. Основные концепции компиляторов = The Essence of Compilers. — М.: Вильямс, 2002. — 256 с.</text:p>
        </text:list-item>
        <text:list-item>
          <text:p text:style-name="P20">Ахо А., Лам М., Сети Р., Ульман Дж. Компиляторы. Принципы, технологии и инструментарий - Москва: Вильямс, 2015</text:p>
        </text:list-item>
        <text:list-item>
          <text:p text:style-name="P20">Н. Вирт. Построение компиляторов - Москва: ДМК Пресс, 2010</text:p>
        </text:list-item>
      </text:list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fo:font-size="11pt" fo:font-style="italic" style:font-size-asian="11pt" style:font-style-asian="italic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loext:graphic-properties draw:fill="solid" draw:fill-color="#ffffff" draw:opacity="100%"/>
      <style:paragraph-properties fo:text-align="center" style:justify-single-word="false" fo:hyphenation-ladder-count="no-limit" fo:background-color="#ffffff" fo:keep-with-next="always" style:text-autospace="ideograph-alpha" style:punctuation-wrap="hanging" style:vertical-align="auto">
        <style:tab-stops>
          <style:tab-stop style:position="1.27cm"/>
        </style:tab-stops>
      </style:paragraph-properties>
      <style:text-properties fo:font-size="14pt" fo:font-weight="bold" style:font-size-asian="14pt" style:language-asian="ru" style:country-asian="RU" style:font-weight-asian="bold" style:font-size-complex="14pt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423cm" fo:margin-bottom="0.106cm" loext:contextual-spacing="false" fo:hyphenation-ladder-count="no-limit"/>
      <style:text-properties style:font-size-complex="12pt" fo:hyphenate="false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ize-complex="12pt" style:font-style-complex="italic" fo:hyphenate="false"/>
    </style:style>
    <style:style style:name="Обычный" style:family="paragraph">
      <style:paragraph-properties fo:line-height="150%" fo:hyphenation-ladder-count="no-limit" style:text-autospace="none" style:punctuation-wrap="simple" style:vertical-align="baseline"/>
      <style:text-properties fo:font-size="12pt" style:font-size-asian="12pt" style:language-asian="en" style:country-asian="US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 style:text-autospace="ideograph-alpha" style:punctuation-wrap="hanging" style:vertical-align="auto"/>
      <style:text-properties fo:font-size="20pt" fo:font-weight="bold" style:font-size-asian="20pt" style:language-asian="ru" style:country-asian="RU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0.635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fo:hyphenate="false"/>
    </style:style>
    <style:style style:name="Subtitle" style:family="paragraph" style:parent-style-name="Обычный" style:class="chapter">
      <style:paragraph-properties fo:margin-left="0cm" fo:margin-right="-1.004cm" fo:hyphenation-ladder-count="no-limit" fo:text-indent="0cm" style:auto-text-indent="false" style:text-autospace="ideograph-alpha" style:punctuation-wrap="hanging" style:vertical-align="auto"/>
      <style:text-properties fo:font-weight="bold" style:language-asian="ru" style:country-asian="RU" style:font-weight-asian="bold" style:font-size-complex="12pt" fo:hyphenate="false"/>
    </style:style>
    <style:style style:name="Body_20_Text_20_21" style:display-name="Body Text 21" style:family="paragraph" style:parent-style-name="Обычный">
      <style:paragraph-properties fo:orphans="0" fo:widows="0" fo:hyphenation-ladder-count="no-limit"/>
      <style:text-properties fo:font-weight="bold" style:language-asian="ja" style:country-asian="JP" style:font-weight-asian="bold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size-complex="12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Обычный" style:next-style-name="Обычный" style:auto-update="true" style:class="index">
      <style:paragraph-properties fo:margin-left="0.35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top="0.423cm" fo:margin-bottom="0cm" loext:contextual-spacing="false" fo:hyphenation-ladder-count="no-limit">
        <style:tab-stops>
          <style:tab-stop style:position="17.073cm" style:type="right" style:leader-style="dotted" style:leader-text=".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499cm" fo:margin-right="0cm" fo:margin-top="0cm" fo:margin-bottom="0.212cm" loext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caaieiaie_20_1" style:display-name="caaieiaie 1" style:family="paragraph" style:parent-style-name="Обычный" style:next-style-name="Обычный">
      <style:paragraph-properties fo:orphans="0" fo:widows="0" fo:hyphenation-ladder-count="no-limit" fo:keep-with-next="always"/>
      <style:text-properties fo:font-weight="bold" style:language-asian="ja" style:country-asian="JP" style:font-weight-asian="bold" fo:hyphenate="false"/>
    </style:style>
    <style:style style:name="caaieiaie_20_2" style:display-name="caaieiaie 2" style:family="paragraph" style:parent-style-name="Обычный" style:next-style-name="Обычный">
      <style:paragraph-properties fo:text-align="center" style:justify-single-word="false" fo:orphans="0" fo:widows="0" fo:hyphenation-ladder-count="no-limit" fo:keep-with-next="always"/>
      <style:text-properties fo:font-size="14pt" fo:font-weight="bold" style:font-size-asian="14pt" style:language-asian="ja" style:country-asian="JP" style:font-weight-asian="bold" fo:hyphenate="false"/>
    </style:style>
    <style:style style:name="Название_20_объекта" style:display-name="Название объекта" style:family="paragraph" style:parent-style-name="Обычный">
      <style:paragraph-properties fo:text-align="center" style:justify-single-word="false" fo:orphans="0" fo:widows="0" fo:hyphenation-ladder-count="no-limit"/>
      <style:text-properties fo:font-weight="bold" style:language-asian="ja" style:country-asian="JP" style:font-weight-asian="bold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Обычный_20__28_веб_29_" style:display-name="Обычный (веб)" style:family="paragraph" style:parent-style-name="Обычный">
      <style:paragraph-properties fo:margin-top="0.132cm" fo:margin-bottom="0.397cm" loext:contextual-spacing="false" fo:hyphenation-ladder-count="no-limit" style:text-autospace="ideograph-alpha" style:punctuation-wrap="hanging" style:vertical-align="auto"/>
      <style:text-properties style:language-asian="ru" style:country-asian="RU" style:font-size-complex="12pt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 style:parent-style-name="Основной_20_шрифт_20_абзаца">
      <style:text-properties style:font-name="Calibri Light" fo:font-family="'Calibri Light'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Заголовок_20_8_20_Знак" style:display-name="Заголовок 8 Знак" style:family="text" style:parent-style-name="Основной_20_шрифт_20_абзаца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Название_20_Знак" style:display-name="Название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нак_20_сноски" style:display-name="Знак сноски" style:family="text" style:parent-style-name="Основной_20_шрифт_20_абзаца">
      <style:text-properties style:text-position="super 65%" style:font-name-complex="Times New Roman" style:font-family-complex="'Times New Roman'" style:font-family-generic-complex="roman" style:font-pitch-complex="variable"/>
    </style:style>
    <style:style style:name="Текст_20_сноски_20_Знак" style:display-name="Текст сноски Знак" style:family="text" style:parent-style-name="Основной_20_шрифт_20_абзаца">
      <style:text-properties style:language-asian="en" style:country-asian="US" style:font-name-complex="Times New Roman" style:font-family-complex="'Times New Roman'" style:font-family-generic-complex="roman" style:font-pitch-complex="variable"/>
    </style:style>
    <style:style style:name="Emphasis" style:family="text" style:parent-style-name="Основной_20_шрифт_20_абзаца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language-asian="en" style:country-asian="US" style:font-name-complex="Segoe UI" style:font-family-complex="'Segoe UI'" style:font-family-generic-complex="swiss" style:font-pitch-complex="variable" style:font-size-complex="9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style:language-asian="en" style:country-asian="US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language-asian="en" style:country-asian="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3" style:display-name="WW_CharLFO2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4" style:display-name="WW_CharLFO2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5" style:display-name="WW_CharLFO2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6" style:display-name="WW_CharLFO2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7" style:display-name="WW_CharLFO2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8" style:display-name="WW_CharLFO2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9" style:display-name="WW_CharLFO2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1" style:display-name="WW_CharLFO2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3" style:display-name="WW_CharLFO2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4" style:display-name="WW_CharLFO2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5" style:display-name="WW_CharLFO2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6" style:display-name="WW_CharLFO2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7" style:display-name="WW_CharLFO2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8" style:display-name="WW_CharLFO2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9" style:display-name="WW_CharLFO2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1" style:display-name="WW_CharLFO2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2" style:display-name="WW_CharLFO26LVL2" style:family="text">
      <style:text-properties style:font-name="Symbol" fo:font-family="Symbol" style:font-family-generic="roman" style:font-pitch="variable" style:font-charset="x-symbol"/>
    </style:style>
    <style:style style:name="WW_5f_CharLFO26LVL3" style:display-name="WW_CharLFO2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4" style:display-name="WW_CharLFO2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5" style:display-name="WW_CharLFO2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6" style:display-name="WW_CharLFO2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7" style:display-name="WW_CharLFO2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8" style:display-name="WW_CharLFO2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9" style:display-name="WW_CharLFO2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1" style:display-name="WW_CharLFO2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2" style:display-name="WW_CharLFO2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3" style:display-name="WW_CharLFO2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4" style:display-name="WW_CharLFO2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5" style:display-name="WW_CharLFO2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6" style:display-name="WW_CharLFO2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7" style:display-name="WW_CharLFO2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8" style:display-name="WW_CharLFO2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9" style:display-name="WW_CharLFO2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1" style:display-name="WW_CharLFO2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2" style:display-name="WW_CharLFO2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3" style:display-name="WW_CharLFO2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4" style:display-name="WW_CharLFO2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5" style:display-name="WW_CharLFO2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6" style:display-name="WW_CharLFO2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7" style:display-name="WW_CharLFO2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8" style:display-name="WW_CharLFO2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9" style:display-name="WW_CharLFO2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0LVL2" style:display-name="WW_CharLFO3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3" style:display-name="WW_CharLFO3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4" style:display-name="WW_CharLFO3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5" style:display-name="WW_CharLFO3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6" style:display-name="WW_CharLFO3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7" style:display-name="WW_CharLFO3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8" style:display-name="WW_CharLFO3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9" style:display-name="WW_CharLFO3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2LVL2" style:display-name="WW_CharLFO3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3" style:display-name="WW_CharLFO3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4" style:display-name="WW_CharLFO3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5" style:display-name="WW_CharLFO3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6" style:display-name="WW_CharLFO3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7" style:display-name="WW_CharLFO3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8" style:display-name="WW_CharLFO3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9" style:display-name="WW_CharLFO3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4" style:display-name="WW_CharLFO3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5" style:display-name="WW_CharLFO3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7" style:display-name="WW_CharLFO3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8" style:display-name="WW_CharLFO3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2" style:display-name="WW_CharLFO3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3" style:display-name="WW_CharLFO3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4" style:display-name="WW_CharLFO3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5" style:display-name="WW_CharLFO3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6" style:display-name="WW_CharLFO3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7" style:display-name="WW_CharLFO3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8" style:display-name="WW_CharLFO3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9" style:display-name="WW_CharLFO3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1" style:display-name="WW_CharLFO3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2" style:display-name="WW_CharLFO3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3" style:display-name="WW_CharLFO3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4" style:display-name="WW_CharLFO3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5" style:display-name="WW_CharLFO3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6" style:display-name="WW_CharLFO3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7" style:display-name="WW_CharLFO3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8" style:display-name="WW_CharLFO3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9" style:display-name="WW_CharLFO38LVL9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Знак_20_сноски" text:citation-body-style-name="Знак_20_сноски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Министерство образования и науки Российской Федерации</dc:title>
    <dc:description/>
    <dc:subject/>
    <meta:initial-creator>admin</meta:initial-creator>
    <meta:creation-date>2018-06-09T10:26:00Z</meta:creation-date>
    <dc:date>2018-06-13T01:50:12.358683981</dc:date>
    <meta:print-date>2010-04-06T12:00:00Z</meta:print-date>
    <meta:editing-cycles>10</meta:editing-cycles>
    <meta:editing-duration>PT25M22S</meta:editing-duration>
    <meta:document-statistic meta:table-count="0" meta:image-count="0" meta:object-count="0" meta:page-count="6" meta:paragraph-count="100" meta:word-count="878" meta:character-count="6195" meta:non-whitespace-character-count="5295"/>
    <meta:template xlink:type="simple" xlink:actuate="onRequest" xlink:title="" xlink:href="Normal.dotm"/>
  </office:meta>
</office:document-meta>
</file>